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СтандартныйHTML" style:family="paragraph">
      <style:paragraph-properties fo:background-color="#1E1F22"/>
    </style:style>
    <style:style style:name="T3" style:parent-style-name="Основнойшрифтабзаца" style:family="text">
      <style:text-properties style:font-name="JetBrains Mono" fo:color="#808080"/>
    </style:style>
    <style:style style:name="T4" style:parent-style-name="Основнойшрифтабзаца" style:family="text">
      <style:text-properties style:font-name="JetBrains Mono" fo:color="#808080"/>
    </style:style>
    <style:style style:name="T5" style:parent-style-name="Основнойшрифтабзаца" style:family="text">
      <style:text-properties style:font-name="JetBrains Mono" fo:color="#CF8E6D"/>
    </style:style>
    <style:style style:name="T6" style:parent-style-name="Основнойшрифтабзаца" style:family="text">
      <style:text-properties style:font-name="JetBrains Mono" fo:color="#BCBEC4"/>
    </style:style>
    <style:style style:name="T7" style:parent-style-name="Основнойшрифтабзаца" style:family="text">
      <style:text-properties style:font-name="JetBrains Mono" fo:color="#CF8E6D"/>
    </style:style>
    <style:style style:name="T8" style:parent-style-name="Основнойшрифтабзаца" style:family="text">
      <style:text-properties style:font-name="JetBrains Mono" fo:color="#BCBEC4"/>
    </style:style>
    <style:style style:name="T9" style:parent-style-name="Основнойшрифтабзаца" style:family="text">
      <style:text-properties style:font-name="JetBrains Mono" fo:color="#BCBEC4"/>
    </style:style>
    <style:style style:name="T10" style:parent-style-name="Основнойшрифтабзаца" style:family="text">
      <style:text-properties style:font-name="JetBrains Mono" fo:color="#BCBEC4"/>
    </style:style>
    <style:style style:name="T11" style:parent-style-name="Основнойшрифтабзаца" style:family="text">
      <style:text-properties style:font-name="JetBrains Mono" fo:color="#6AAB73"/>
    </style:style>
    <style:style style:name="T12" style:parent-style-name="Основнойшрифтабзаца" style:family="text">
      <style:text-properties style:font-name="JetBrains Mono" fo:color="#BCBEC4"/>
    </style:style>
    <style:style style:name="T13" style:parent-style-name="Основнойшрифтабзаца" style:family="text">
      <style:text-properties style:font-name="JetBrains Mono" fo:color="#BCBEC4"/>
    </style:style>
    <style:style style:name="T14" style:parent-style-name="Основнойшрифтабзаца" style:family="text">
      <style:text-properties style:font-name="JetBrains Mono" fo:color="#BCBEC4"/>
    </style:style>
    <style:style style:name="T15" style:parent-style-name="Основнойшрифтабзаца" style:family="text">
      <style:text-properties style:font-name="JetBrains Mono" fo:color="#CF8E6D"/>
    </style:style>
    <style:style style:name="T16" style:parent-style-name="Основнойшрифтабзаца" style:family="text">
      <style:text-properties style:font-name="JetBrains Mono" fo:color="#BCBEC4"/>
    </style:style>
    <style:style style:name="T17" style:parent-style-name="Основнойшрифтабзаца" style:family="text">
      <style:text-properties style:font-name="JetBrains Mono" fo:color="#CF8E6D"/>
    </style:style>
    <style:style style:name="T18" style:parent-style-name="Основнойшрифтабзаца" style:family="text">
      <style:text-properties style:font-name="JetBrains Mono" fo:color="#BCBEC4"/>
    </style:style>
    <style:style style:name="T19" style:parent-style-name="Основнойшрифтабзаца" style:family="text">
      <style:text-properties style:font-name="JetBrains Mono" fo:color="#2AACB8"/>
    </style:style>
    <style:style style:name="T20" style:parent-style-name="Основнойшрифтабзаца" style:family="text">
      <style:text-properties style:font-name="JetBrains Mono" fo:color="#BCBEC4"/>
    </style:style>
    <style:style style:name="T21" style:parent-style-name="Основнойшрифтабзаца" style:family="text">
      <style:text-properties style:font-name="JetBrains Mono" fo:color="#2AACB8"/>
    </style:style>
    <style:style style:name="T22" style:parent-style-name="Основнойшрифтабзаца" style:family="text">
      <style:text-properties style:font-name="JetBrains Mono" fo:color="#BCBEC4"/>
    </style:style>
    <style:style style:name="T23" style:parent-style-name="Основнойшрифтабзаца" style:family="text">
      <style:text-properties style:font-name="JetBrains Mono" fo:color="#BCBEC4"/>
    </style:style>
    <style:style style:name="T24" style:parent-style-name="Основнойшрифтабзаца" style:family="text">
      <style:text-properties style:font-name="JetBrains Mono" fo:color="#BCBEC4"/>
    </style:style>
    <style:style style:name="T25" style:parent-style-name="Основнойшрифтабзаца" style:family="text">
      <style:text-properties style:font-name="JetBrains Mono" fo:color="#BCBEC4"/>
    </style:style>
    <style:style style:name="T26" style:parent-style-name="Основнойшрифтабзаца" style:family="text">
      <style:text-properties style:font-name="JetBrains Mono" fo:color="#2AACB8"/>
    </style:style>
    <style:style style:name="T27" style:parent-style-name="Основнойшрифтабзаца" style:family="text">
      <style:text-properties style:font-name="JetBrains Mono" fo:color="#2AACB8"/>
    </style:style>
    <style:style style:name="T28" style:parent-style-name="Основнойшрифтабзаца" style:family="text">
      <style:text-properties style:font-name="JetBrains Mono" fo:color="#BCBEC4"/>
    </style:style>
    <style:style style:name="T29" style:parent-style-name="Основнойшрифтабзаца" style:family="text">
      <style:text-properties style:font-name="JetBrains Mono" fo:color="#2AACB8"/>
    </style:style>
    <style:style style:name="T30" style:parent-style-name="Основнойшрифтабзаца" style:family="text">
      <style:text-properties style:font-name="JetBrains Mono" fo:color="#BCBEC4"/>
    </style:style>
    <style:style style:name="T31" style:parent-style-name="Основнойшрифтабзаца" style:family="text">
      <style:text-properties style:font-name="JetBrains Mono" fo:color="#CF8E6D"/>
    </style:style>
    <style:style style:name="T32" style:parent-style-name="Основнойшрифтабзаца" style:family="text">
      <style:text-properties style:font-name="JetBrains Mono" fo:color="#BCBEC4"/>
    </style:style>
    <style:style style:name="T33" style:parent-style-name="Основнойшрифтабзаца" style:family="text">
      <style:text-properties style:font-name="JetBrains Mono" fo:color="#CF8E6D"/>
    </style:style>
    <style:style style:name="T34" style:parent-style-name="Основнойшрифтабзаца" style:family="text">
      <style:text-properties style:font-name="JetBrains Mono" fo:color="#BCBEC4"/>
    </style:style>
    <style:style style:name="T35" style:parent-style-name="Основнойшрифтабзаца" style:family="text">
      <style:text-properties style:font-name="JetBrains Mono" fo:color="#BCBEC4"/>
    </style:style>
    <style:style style:name="T36" style:parent-style-name="Основнойшрифтабзаца" style:family="text">
      <style:text-properties style:font-name="JetBrains Mono" fo:color="#2AACB8"/>
    </style:style>
    <style:style style:name="T37" style:parent-style-name="Основнойшрифтабзаца" style:family="text">
      <style:text-properties style:font-name="JetBrains Mono" fo:color="#BCBEC4"/>
    </style:style>
    <style:style style:name="T38" style:parent-style-name="Основнойшрифтабзаца" style:family="text">
      <style:text-properties style:font-name="JetBrains Mono" fo:color="#CF8E6D"/>
    </style:style>
    <style:style style:name="T39" style:parent-style-name="Основнойшрифтабзаца" style:family="text">
      <style:text-properties style:font-name="JetBrains Mono" fo:color="#BCBEC4"/>
    </style:style>
    <style:style style:name="T40" style:parent-style-name="Основнойшрифтабзаца" style:family="text">
      <style:text-properties style:font-name="JetBrains Mono" fo:color="#CF8E6D"/>
    </style:style>
    <style:style style:name="T41" style:parent-style-name="Основнойшрифтабзаца" style:family="text">
      <style:text-properties style:font-name="JetBrains Mono" fo:color="#BCBEC4"/>
    </style:style>
    <style:style style:name="T42" style:parent-style-name="Основнойшрифтабзаца" style:family="text">
      <style:text-properties style:font-name="JetBrains Mono" fo:color="#BCBEC4"/>
    </style:style>
    <style:style style:name="T43" style:parent-style-name="Основнойшрифтабзаца" style:family="text">
      <style:text-properties style:font-name="JetBrains Mono" fo:color="#BCBEC4"/>
    </style:style>
    <style:style style:name="T44" style:parent-style-name="Основнойшрифтабзаца" style:family="text">
      <style:text-properties style:font-name="JetBrains Mono" fo:color="#BCBEC4"/>
    </style:style>
    <style:style style:name="T45" style:parent-style-name="Основнойшрифтабзаца" style:family="text">
      <style:text-properties style:font-name="JetBrains Mono" fo:color="#CF8E6D"/>
    </style:style>
    <style:style style:name="T46" style:parent-style-name="Основнойшрифтабзаца" style:family="text">
      <style:text-properties style:font-name="JetBrains Mono" fo:color="#BCBEC4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paragraph-properties fo:background-color="#2B2B2B"/>
    </style:style>
    <style:style style:name="T56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57" style:parent-style-name="Основнойшрифтабзаца" style:family="text">
      <style:text-properties style:font-name="JetBrains Mono" fo:color="#808080" fo:font-size="10pt" style:font-size-asian="10pt"/>
    </style:style>
    <style:style style:name="T58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59" style:parent-style-name="Основнойшрифтабзаца" style:family="text">
      <style:text-properties style:font-name="JetBrains Mono" fo:color="#808080" fo:font-size="10pt" style:font-size-asian="10pt"/>
    </style:style>
    <style:style style:name="T60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61" style:parent-style-name="Основнойшрифтабзаца" style:family="text">
      <style:text-properties style:font-name="JetBrains Mono" fo:color="#808080" fo:font-size="10pt" style:font-size-asian="10pt"/>
    </style:style>
    <style:style style:name="T62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63" style:parent-style-name="Основнойшрифтабзаца" style:family="text">
      <style:text-properties style:font-name="JetBrains Mono" fo:color="#808080" fo:font-size="10pt" style:font-size-asian="10pt"/>
    </style:style>
    <style:style style:name="T64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65" style:parent-style-name="Основнойшрифтабзаца" style:family="text">
      <style:text-properties style:font-name="JetBrains Mono" fo:color="#808080" fo:font-size="10pt" style:font-size-asian="10pt"/>
    </style:style>
    <style:style style:name="T66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67" style:parent-style-name="Основнойшрифтабзаца" style:family="text">
      <style:text-properties style:font-name="JetBrains Mono" fo:color="#808080" fo:font-size="10pt" style:font-size-asian="10pt"/>
    </style:style>
    <style:style style:name="T68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69" style:parent-style-name="Основнойшрифтабзаца" style:family="text">
      <style:text-properties style:font-name="JetBrains Mono" fo:color="#808080" fo:font-size="10pt" style:font-size-asian="10pt"/>
    </style:style>
    <style:style style:name="T70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71" style:parent-style-name="Основнойшрифтабзаца" style:family="text">
      <style:text-properties style:font-name="JetBrains Mono" fo:color="#808080" fo:font-size="10pt" style:font-size-asian="10pt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74" style:parent-style-name="Основнойшрифтабзаца" style:family="text">
      <style:text-properties style:font-name="JetBrains Mono" fo:color="#808080" fo:font-size="10pt" style:font-size-asian="10pt"/>
    </style:style>
    <style:style style:name="T75" style:parent-style-name="Основнойшрифтабзаца" style:family="text">
      <style:text-properties style:font-name="JetBrains Mono" fo:color="#808080" fo:font-size="10pt" style:font-size-asian="10pt"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78" style:parent-style-name="Основнойшрифтабзаца" style:family="text">
      <style:text-properties style:font-name="JetBrains Mono" fo:color="#FFC66D" fo:font-size="10pt" style:font-size-asian="10pt" fo:language="en" fo:country="US"/>
    </style:style>
    <style:style style:name="T7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82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8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84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8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88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8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92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93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96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97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00" style:parent-style-name="Основнойшрифтабзаца" style:family="text">
      <style:text-properties style:font-name="JetBrains Mono" fo:color="#CC7832" fo:font-size="10pt" style:font-size-asian="10pt" fo:language="en" fo:country="US"/>
    </style:style>
    <style:style style:name="T101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05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08" style:parent-style-name="Основнойшрифтабзаца" style:family="text">
      <style:text-properties style:font-name="JetBrains Mono" fo:color="#6A8759" fo:font-size="10pt" style:font-size-asian="10pt" fo:language="en" fo:country="US"/>
    </style:style>
    <style:style style:name="T109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style:font-name="JetBrains Mono" fo:color="#8888C6" fo:font-size="10pt" style:font-size-asian="10pt" fo:language="en" fo:country="US"/>
    </style:style>
    <style:style style:name="T112" style:parent-style-name="Основнойшрифтабзаца" style:family="text">
      <style:text-properties style:font-name="JetBrains Mono" fo:color="#A9B7C6" fo:font-size="10pt" style:font-size-asian="10pt"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</office:automatic-styles>
  <office:body>
    <office:text text:use-soft-page-breaks="true">
      <text:p text:style-name="P1">Практическое занятие № 12</text:p>
      <text:p text:style-name="Standard">Тема: составление программ в функциональном стиле в IDE PyCharm Community.</text:p>
      <text:p text:style-name="Standard">Цель: закрепить усвоенные знания, понятия, алгоритмы, основные принципы составления<text:s/>программ, приобрести навыки составление программ с использованием списковых включений, итераторов, генераторов в IDE PyCharm Community.</text:p>
      <text:p text:style-name="Standard">Постановка задачи:</text:p>
      <text:p text:style-name="Standard">1.В последовательности на n целых элементов найти произведение элементов средней трети. 2.Составить<text:s/>генератор (yield), который преобразует все буквенные символы в строчные.</text:p>
      <text:p text:style-name="Standard">Тип алгоритма: <text:s/>условный.</text:p>
      <text:p text:style-name="Standard">Текст программы:</text:p>
      <text:p text:style-name="Standard">1.</text:p>
      <text:p text:style-name="P2"><text:span text:style-name="T3"># 1.В <text:s/>последовательности <text:s/>на <text:s/>n <text:s/>целых <text:s/>элементов <text:s/>найти <text:s/>произведение <text:s/>элементов</text:span><text:line-break/><text:span text:style-name="T4"># средней трети.</text:span><text:line-break/><text:span text:style-name="T5">from<text:s/></text:span><text:span text:style-name="T6">functools<text:s/></text:span><text:span text:style-name="T7">import<text:s/></text:span><text:span text:style-name="T8">reduce</text:span><text:span text:style-name="T9"><text:line-break/></text:span><text:span text:style-name="T10"><text:line-break/>posled = int(input(</text:span><text:span text:style-name="T11">"Введите количество элементов: "</text:span><text:span text:style-name="T12">))</text:span><text:span text:style-name="T13"><text:line-break/></text:span><text:span text:style-name="T14"><text:line-break/>a = [i<text:s/></text:span><text:span text:style-name="T15">for<text:s/></text:span><text:span text:style-name="T16">i<text:s/></text:span><text:span text:style-name="T17">in<text:s/></text:span><text:span text:style-name="T18">range(</text:span><text:span text:style-name="T19">1</text:span><text:span text:style-name="T20">,posled+</text:span><text:span text:style-name="T21">1</text:span><text:span text:style-name="T22">)]</text:span><text:span text:style-name="T23"><text:line-break/>print(a)</text:span><text:span text:style-name="T24"><text:line-break/></text:span><text:span text:style-name="T25"><text:line-break/>r = len(a)//</text:span><text:span text:style-name="T26">3</text:span><text:span text:style-name="T27"><text:line-break/></text:span><text:span text:style-name="T28">f = [a.pop(</text:span><text:span text:style-name="T29">0</text:span><text:span text:style-name="T30">)<text:s/></text:span><text:span text:style-name="T31">for<text:s/></text:span><text:span text:style-name="T32">i<text:s/></text:span><text:span text:style-name="T33">in<text:s/></text:span><text:span text:style-name="T34">range(r)]</text:span><text:span text:style-name="T35"><text:line-break/>f = [a.pop(-</text:span><text:span text:style-name="T36">1</text:span><text:span text:style-name="T37">)<text:s/></text:span><text:span text:style-name="T38">for<text:s/></text:span><text:span text:style-name="T39">i<text:s/></text:span><text:span text:style-name="T40">in<text:s/></text:span><text:span text:style-name="T41">range(r)]</text:span><text:span text:style-name="T42"><text:line-break/>print(a)</text:span><text:span text:style-name="T43"><text:line-break/></text:span><text:span text:style-name="T44"><text:line-break/>print(reduce(</text:span><text:span text:style-name="T45">lambda<text:s/></text:span><text:span text:style-name="T46">x,y:x*y,a))</text:span></text:p>
      <text:p text:style-name="Standard"/>
      <text:p text:style-name="Standard">Протокол работы<text:s/>программы:</text:p>
      <text:p text:style-name="Standard">Введите количество элементов: 15</text:p>
      <text:p text:style-name="P47">[1, 2, 3, 4, 5, 6, 7, 8, 9, 10, 11, 12, 13, 14, 15]</text:p>
      <text:p text:style-name="P48">[6, 7, 8, 9, 10]</text:p>
      <text:p text:style-name="P49">30240</text:p>
      <text:p text:style-name="P50"/>
      <text:p text:style-name="P51">Process finished with exit code 0</text:p>
      <text:p text:style-name="P52"/>
      <text:p text:style-name="P53">2.</text:p>
      <text:p text:style-name="P54"/>
      <text:p text:style-name="P55"><text:span text:style-name="T56"># 2.<text:s/></text:span><text:span text:style-name="T57">Составить</text:span><text:span text:style-name="T58"><text:s text:c="2"/></text:span><text:span text:style-name="T59">генератор</text:span><text:span text:style-name="T60"><text:s text:c="2"/>(yield), <text:s/></text:span><text:span text:style-name="T61">который</text:span><text:span text:style-name="T62"><text:s text:c="2"/></text:span><text:span text:style-name="T63">преобразует</text:span><text:span text:style-name="T64"><text:s text:c="2"/></text:span><text:span text:style-name="T65">все</text:span><text:span text:style-name="T66"><text:s text:c="2"/></text:span><text:span text:style-name="T67">буквенные</text:span><text:span text:style-name="T68"><text:s text:c="2"/></text:span><text:span text:style-name="T69">символы</text:span><text:span text:style-name="T70"><text:s text:c="2"/></text:span><text:span text:style-name="T71">в</text:span><text:span text:style-name="T72"><text:line-break/></text:span><text:span text:style-name="T73">#<text:s/></text:span><text:span text:style-name="T74">строчные</text:span><text:span text:style-name="T75">.</text:span><text:span text:style-name="T76"><text:line-break/></text:span><text:span text:style-name="T77">def<text:s/></text:span><text:span text:style-name="T78">lowercase</text:span><text:span text:style-name="T79">(text):</text:span><text:span text:style-name="T80"><text:line-break/></text:span><text:span text:style-name="T81"><text:s text:c="4"/></text:span><text:span text:style-name="T82">for<text:s/></text:span><text:span text:style-name="T83">i<text:s/></text:span><text:span text:style-name="T84">in<text:s/></text:span><text:span text:style-name="T85">text:</text:span><text:span text:style-name="T86"><text:line-break/></text:span><text:span text:style-name="T87"><text:s text:c="8"/></text:span><text:span text:style-name="T88">if<text:s/></text:span><text:span text:style-name="T89">i.isalpha():</text:span><text:span text:style-name="T90"><text:line-break/></text:span><text:span text:style-name="T91"><text:s text:c="12"/></text:span><text:span text:style-name="T92">yield<text:s/></text:span><text:span text:style-name="T93">i.lower()</text:span><text:span text:style-name="T94"><text:line-break/></text:span><text:span text:style-name="T95"><text:s text:c="8"/></text:span><text:span text:style-name="T96">else</text:span><text:span text:style-name="T97">:</text:span><text:span text:style-name="T98"><text:line-break/></text:span><text:span text:style-name="T99"><text:s text:c="12"/></text:span><text:span text:style-name="T100">yield<text:s/></text:span><text:span text:style-name="T101">i</text:span><text:span text:style-name="T102"><text:line-break/></text:span><text:span text:style-name="T103"><text:line-break/></text:span><text:span text:style-name="T104">text =<text:s/></text:span><text:span text:style-name="T105">"Hello World!"</text:span><text:span text:style-name="T106"><text:line-break/></text:span><text:span text:style-name="T107">lowercase_text =<text:s/></text:span><text:span text:style-name="T108">''</text:span><text:span text:style-name="T109">.join(lowercase(text))</text:span><text:span text:style-name="T110"><text:line-break/></text:span><text:span text:style-name="T111">print</text:span><text:span text:style-name="T112">(lowercase_text)</text:span></text:p>
      <text:p text:style-name="P113"/>
      <text:p text:style-name="Standard">Протокол работы программы:</text:p>
      <text:p text:style-name="Standard">hello world!</text:p>
      <text:p text:style-name="Standard"/>
      <text:p text:style-name="P114">Process finished with exit code 0</text:p>
      <text:p text:style-name="P115"/>
      <text:p text:style-name="Standard">Вывод: в процессе выполнения практического занятия выработала навыки cоставление программ с с использованием списковых включений, итераторов, генераторов в IDE PyCharm<text:s/><text:soft-page-break/>Community.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Учетная запись Майкрософт</dc:creator>
    <meta:creation-date>2008-09-02T15:39:00Z</meta:creation-date>
    <dc:date>2024-05-31T20:45:00Z</dc:date>
    <meta:template xlink:href="Normal.dotm" xlink:type="simple"/>
    <meta:editing-cycles>3</meta:editing-cycles>
    <meta:editing-duration>PT30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3" meta:word-count="265" meta:character-count="1778" meta:row-count="12" meta:non-whitespace-character-count="1516"/>
  </office:meta>
</office:document-meta>
</file>